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7"/>
        <table:table-column table:style-name="co1" table:default-cell-style-name="ce8"/>
        <table:table-column table:style-name="co1" table:default-cell-style-name="ce27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5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4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4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4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4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4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4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4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4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4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4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4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4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4" office:value-type="string" calcext:value-type="string" table:number-columns-spanned="2" table:number-rows-spanned="2">
            <text:p>Andesita</text:p>
          </table:table-cell>
          <table:covered-table-cell/>
          <table:table-cell table:style-name="ce14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4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 table:style-name="ce7"/>
          <table:covered-table-cell table:style-name="ce27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4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4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4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4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4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4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4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4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4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4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4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4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4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 table:style-name="ce7"/>
          <table:covered-table-cell table:style-name="ce27"/>
          <table:covered-table-cell table:style-name="ce7"/>
          <table:covered-table-cell table:style-name="ce27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4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4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4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34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34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4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48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34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34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7" calcext:value-type="float" table:number-columns-spanned="1" table:number-rows-spanned="2">
            <text:p>27</text:p>
          </table:table-cell>
          <table:table-cell table:style-name="ce14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4"/>
          <table:covered-table-cell/>
          <table:covered-table-cell table:style-name="ce14"/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4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4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4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4" office:value-type="string" calcext:value-type="string" table:number-columns-spanned="2" table:number-rows-spanned="2">
            <text:p>Strength</text:p>
            <text:p>Blindness</text:p>
          </table:table-cell>
          <table:covered-table-cell/>
          <table:table-cell table:style-name="ce49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7"/>
          <table:covered-table-cell/>
          <table:covered-table-cell table:style-name="ce27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 table:number-columns-spanned="1" table:number-rows-spanned="2">
            <text:p>31</text:p>
          </table:table-cell>
          <table:table-cell table:style-name="ce14" office:value-type="string" calcext:value-type="string" table:number-columns-spanned="2" table:number-rows-spanned="2">
            <text:p>Lava te cura</text:p>
            <text:p>GameruleFireDamageFalse</text:p>
            <text:p>Agua hace daño</text:p>
          </table:table-cell>
          <table:covered-table-cell/>
          <table:table-cell table:style-name="ce14" office:value-type="string" calcext:value-type="string" table:number-columns-spanned="2" table:number-rows-spanned="2">
            <text:p>Fogata te cura si estas cerca</text:p>
            <text:p><text:span text:style-name="T1">GameruleFireDamageFalse</text:span></text:p>
            <text:p>Agua hace daño</text:p>
          </table:table-cell>
          <table:covered-table-cell/>
          <table:table-cell table:style-name="ce14" office:value-type="string" calcext:value-type="string" table:number-columns-spanned="2" table:number-rows-spanned="2">
            <text:p>No fire tick</text:p>
            <text:p><text:span text:style-name="T1">GameruleFireDamageFalse</text:span></text:p>
            <text:p>Agua hace daño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7"/>
          <table:covered-table-cell/>
          <table:covered-table-cell table:style-name="ce27"/>
          <table:covered-table-cell/>
          <table:covered-table-cell table:style-name="ce27"/>
          <table:covered-table-cell/>
          <table:table-cell table:style-name="ce50"/>
        </table:table-row>
        <table:table-row table:style-name="ro1">
          <table:table-cell table:number-columns-repeated="2"/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14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7"/>
          <table:covered-table-cell/>
          <table:covered-table-cell table:style-name="ce27"/>
          <table:covered-table-cell/>
          <table:covered-table-cell table:style-name="ce27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3" calcext:value-type="float" table:number-columns-spanned="1" table:number-rows-spanned="2">
            <text:p>33</text:p>
          </table:table-cell>
          <table:table-cell table:style-name="ce14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4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4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49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7"/>
          <table:covered-table-cell/>
          <table:covered-table-cell table:style-name="ce27"/>
          <table:covered-table-cell/>
          <table:covered-table-cell table:style-name="ce27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7T12:33:06.114000000</dc:date>
    <meta:editing-duration>P1DT17H50M52S</meta:editing-duration>
    <meta:editing-cycles>35</meta:editing-cycles>
    <meta:generator>LibreOffice/7.3.4.2$Windows_X86_64 LibreOffice_project/728fec16bd5f605073805c3c9e7c4212a0120dc5</meta:generator>
    <meta:document-statistic meta:table-count="1" meta:cell-count="162" meta:object-count="0"/>
  </office:meta>
</office:document-meta>
</file>